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ilterBean.getEnviro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FilterBean.get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PropertyValues.FilterConfigPropertyValues( FilterConfig config , Set &lt; String &gt; required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icFilterBean.initFilt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FilterBean.getServle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Filter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initBeanWrapper( BeanWrapper b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FilterBean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addRequired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crea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getFilt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ter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FilterBean.init( FilterConfig filter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